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sans" svg:font-family="Lucidasan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V 1</text:p>
          </table:table-cell>
          <table:table-cell office:value-type="date" office:date-value="2024-05-02" calcext:value-type="date">
            <text:p>2024-05-02</text:p>
          </table:table-cell>
        </table:table-row>
        <table:table-row table:style-name="ro1">
          <table:table-cell office:value-type="string" calcext:value-type="string">
            <text:p>PV 2</text:p>
          </table:table-cell>
          <table:table-cell office:value-type="date" office:date-value="2024-02-21" calcext:value-type="date">
            <text:p>2024-02-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sans" svg:font-family="Lucidasan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font-size="10pt" fo:language="en" fo:country="US" style:font-name-asian="Arial1" style:font-size-asian="10pt" style:language-asian="zxx" style:country-asian="none" style:font-name-complex="Lucida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1" style:font-family-asian="Arial" style:font-pitch-asian="variable" style:font-size-asian="10pt" style:font-name-complex="Lucidasans" style:font-family-complex="Lucidasans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4:05:57.9370856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f88f79086d18691a72ac668802d5bc5b5a88122</meta:generator>
    <meta:creation-date>2024-06-05T14:02:06.230555962</meta:creation-date>
    <dc:language>en-US</dc:language>
    <meta:editing-cycles>2</meta:editing-cycles>
    <meta:editing-duration>PT54S</meta:editing-duration>
    <dc:date>2024-06-05T14:06:51.766726324</dc:date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